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2" style:family="paragraph" style:parent-style-name="Text_20_body" style:list-style-name="L1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2188530" text:style-name="L1">
        <text:list-item>
          <text:p text:style-name="P1">To check if Git is available on your system, you can use the command "git --version" in the command line interface.</text:p>
        </text:list-item>
        <text:list-item>
          <text:p text:style-name="P1">To initialize a new Git repository, you can use the command "git init" in the command line interface.</text:p>
        </text:list-item>
        <text:list-item>
          <text:p text:style-name="P1">To set your name and email in Git, you can use the commands "git config --global user.name "Your Name"" and "git config --global user.email "<text:a xlink:type="simple" xlink:href="mailto:your.email@example.com" office:target-frame-name="_new" xlink:show="replace" text:style-name="Internet_20_link" text:visited-style-name="Visited_20_Internet_20_Link"><text:span text:style-name="T1">your.email@example.com</text:span></text:a>""</text:p>
        </text:list-item>
        <text:list-item>
          <text:p text:style-name="P1">To add a file to the staging area, you can use the command "git add &lt;file_name&gt;"</text:p>
        </text:list-item>
        <text:list-item>
          <text:p text:style-name="P1">To remove a file from the staging area, you can use the command "git reset &lt;file_name&gt;"</text:p>
        </text:list-item>
        <text:list-item>
          <text:p text:style-name="P1">To make a commit, you can use the command "git commit -m "commit message""</text:p>
        </text:list-item>
        <text:list-item>
          <text:p text:style-name="P1">To send your changes to a remote repository, you can use the command "git push origin &lt;branch_name&gt;"</text:p>
        </text:list-item>
        <text:list-item>
          <text:p text:style-name="P2">The difference between "clone" and "pull" is that "clone" creates a new local copy of a remote repository, while "pull" updates an existing local repository with changes from a remote repository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8T11:25:25.951000000</dc:date>
    <meta:editing-duration>PT13S</meta:editing-duration>
    <meta:editing-cycles>1</meta:editing-cycles>
    <meta:document-statistic meta:table-count="0" meta:image-count="0" meta:object-count="0" meta:page-count="1" meta:paragraph-count="8" meta:word-count="169" meta:character-count="933" meta:non-whitespace-character-count="783"/>
    <meta:generator>LibreOffice/7.4.3.2$Windows_X86_64 LibreOffice_project/1048a8393ae2eeec98dff31b5c133c5f1d08b890</meta:generator>
  </office:meta>
</office:document-meta>
</file>